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10" style:family="graphic" style:parent-style-name="standard">
      <style:graphic-properties svg:stroke-color="#ed1c24" draw:fill-color="#000000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ed1c24" draw:fill-color="#ed1c24" draw:textarea-horizontal-align="justify" draw:textarea-vertical-align="middle" draw:auto-grow-height="false" fo:min-height="0.03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opacity="0%"/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color="#ed1c24"/>
    </style:style>
    <style:style style:name="P7" style:family="paragraph">
      <loext:graphic-properties draw:fill="none" draw:fill-color="#ffffff"/>
      <style:paragraph-properties style:writing-mode="lr-tb"/>
      <style:text-properties fo:color="#ed1c24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 style:writing-mode="lr-tb"/>
      <style:text-properties fo:color="#ed1c24"/>
    </style:style>
    <style:style style:name="P10" style:family="paragraph">
      <loext:graphic-properties draw:opacity="0%"/>
      <style:paragraph-properties fo:text-align="center" style:writing-mode="lr-tb"/>
      <style:text-properties fo:color="#ed1c24"/>
    </style:style>
    <style:style style:name="P11" style:family="paragraph">
      <loext:graphic-properties draw:fill-color="#ed1c24"/>
      <style:paragraph-properties fo:text-align="center"/>
    </style:style>
    <style:style style:name="T1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3cm" svg:y1="3.4cm" svg:x2="9.6cm" svg:y2="3.4cm">
          <text:p/>
        </draw:line>
        <draw:frame draw:style-name="gr2" draw:text-style-name="P2" draw:layer="layout" svg:width="2.013cm" svg:height="0.962cm" svg:x="5.9cm" svg:y="1.7cm">
          <draw:text-box>
            <text:p>Head</text:p>
          </draw:text-box>
        </draw:frame>
        <draw:line draw:style-name="gr3" draw:text-style-name="P1" draw:layer="layout" svg:x1="25.1cm" svg:y1="2.828cm" svg:x2="23.8cm" svg:y2="4cm">
          <text:p/>
        </draw:line>
        <draw:frame draw:style-name="gr4" draw:text-style-name="P2" draw:layer="layout" svg:width="1.45cm" svg:height="0.962cm" svg:x="23.05cm" svg:y="1.7cm">
          <draw:text-box>
            <text:p>Tail</text:p>
          </draw:text-box>
        </draw:frame>
        <draw:g>
          <draw:custom-shape draw:style-name="gr5" draw:text-style-name="P4" draw:layer="layout" svg:width="1.3cm" svg:height="1.2cm" svg:x="5.6cm" svg:y="2.8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7.34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6.9cm" svg:y="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9.8cm" svg:y="2.8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1.54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1.1cm" svg:y="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14.1cm" svg:y="2.8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5.84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5.4cm" svg:y="2.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2.6cm" svg:y1="3.4cm" svg:x2="13.9cm" svg:y2="3.4cm">
          <text:p/>
        </draw:line>
        <draw:line draw:style-name="gr1" draw:text-style-name="P1" draw:layer="layout" svg:x1="16.9cm" svg:y1="3.4cm" svg:x2="18.2cm" svg:y2="3.4cm">
          <text:p/>
        </draw:line>
        <draw:g>
          <draw:custom-shape draw:style-name="gr5" draw:text-style-name="P4" draw:layer="layout" svg:width="1.3cm" svg:height="1.2cm" svg:x="18.3cm" svg:y="2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20.04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9.6cm" svg:y="2.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.3cm" svg:height="1.2cm" svg:x="22.5cm" svg:y="2.8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2cm" svg:x="23.8cm" svg:y="2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1cm" svg:y1="3.4cm" svg:x2="22.3cm" svg:y2="3.4cm">
          <text:p/>
        </draw:line>
        <draw:line draw:style-name="gr1" draw:text-style-name="P1" draw:layer="layout" svg:x1="8.305cm" svg:y1="7.1cm" svg:x2="9.605cm" svg:y2="7.1cm">
          <text:p/>
        </draw:line>
        <draw:frame draw:style-name="gr2" draw:text-style-name="P7" draw:layer="layout" svg:width="2.013cm" svg:height="0.962cm" svg:x="1.7cm" svg:y="5.3cm">
          <draw:text-box>
            <text:p text:style-name="P6"><text:span text:style-name="T1">Head</text:span></text:p>
          </draw:text-box>
        </draw:frame>
        <draw:line draw:style-name="gr3" draw:text-style-name="P1" draw:layer="layout" svg:x1="25.105cm" svg:y1="6.528cm" svg:x2="23.805cm" svg:y2="7.7cm">
          <text:p/>
        </draw:line>
        <draw:frame draw:style-name="gr4" draw:text-style-name="P2" draw:layer="layout" svg:width="1.45cm" svg:height="0.962cm" svg:x="23.055cm" svg:y="5.4cm">
          <draw:text-box>
            <text:p>Tail</text:p>
          </draw:text-box>
        </draw:frame>
        <draw:g>
          <draw:custom-shape draw:style-name="gr5" draw:text-style-name="P4" draw:layer="layout" svg:width="1.3cm" svg:height="1.2cm" svg:x="5.605cm" svg:y="6.5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7.353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6.905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9.805cm" svg:y="6.5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1.553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1.105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4" draw:layer="layout" svg:width="1.3cm" svg:height="1.2cm" svg:x="14.105cm" svg:y="6.5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15.853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5.405cm" svg:y="6.5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2.605cm" svg:y1="7.1cm" svg:x2="13.905cm" svg:y2="7.1cm">
          <text:p/>
        </draw:line>
        <draw:line draw:style-name="gr1" draw:text-style-name="P1" draw:layer="layout" svg:x1="16.905cm" svg:y1="7.1cm" svg:x2="18.205cm" svg:y2="7.1cm">
          <text:p/>
        </draw:line>
        <draw:g>
          <draw:custom-shape draw:style-name="gr5" draw:text-style-name="P4" draw:layer="layout" svg:width="1.3cm" svg:height="1.2cm" svg:x="18.305cm" svg:y="6.5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cm" svg:height="0.4cm" svg:x="20.053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3cm" svg:height="1.2cm" svg:x="19.60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.3cm" svg:height="1.2cm" svg:x="22.505cm" svg:y="6.5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1.2cm" svg:x="23.805cm" svg:y="6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105cm" svg:y1="7.1cm" svg:x2="22.305cm" svg:y2="7.1cm">
          <text:p/>
        </draw:line>
        <draw:line draw:style-name="gr7" draw:text-style-name="P1" draw:layer="layout" svg:x1="4.2cm" svg:y1="7.1cm" svg:x2="5.5cm" svg:y2="7.1cm">
          <text:p/>
        </draw:line>
        <draw:frame draw:style-name="gr8" draw:text-style-name="P8" draw:layer="layout" svg:width="1.065cm" svg:height="0.962cm" svg:x="12.8cm" svg:y="4.4cm">
          <draw:text-box>
            <text:p>а)</text:p>
          </draw:text-box>
        </draw:frame>
        <draw:frame draw:style-name="gr8" draw:text-style-name="P8" draw:layer="layout" svg:width="1.078cm" svg:height="0.962cm" svg:x="12.822cm" svg:y="8.1cm">
          <draw:text-box>
            <text:p>б)</text:p>
          </draw:text-box>
        </draw:frame>
        <draw:g>
          <draw:g>
            <draw:custom-shape draw:style-name="gr9" draw:text-style-name="P10" draw:layer="layout" svg:width="1.3cm" svg:height="1.2cm" svg:x="1.4cm" svg:y="6.5cm">
              <text:p text:style-name="P9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4cm" svg:height="0.4cm" svg:x="3.148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3cm" svg:height="1.2cm" svg:x="2.7cm" svg:y="6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1" draw:layer="layout" svg:width="0.4cm" svg:height="0.4cm" svg:x="3.148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3cm" svg:height="1.2cm" svg:x="2.7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0" draw:layer="layout" svg:width="1.3cm" svg:height="1.2cm" svg:x="1.4cm" svg:y="2.8cm">
              <text:p text:style-name="P9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4cm" svg:height="0.4cm" svg:x="3.148cm" svg:y="3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3cm" svg:height="1.2cm" svg:x="2.7cm" svg:y="2.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1" draw:layer="layout" svg:width="0.4cm" svg:height="0.4cm" svg:x="3.14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3cm" svg:height="1.2cm" svg:x="2.7cm" svg:y="2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2T15:09:02.613000000</dc:date>
    <meta:editing-duration>PT16M30S</meta:editing-duration>
    <meta:editing-cycles>5</meta:editing-cycles>
    <meta:generator>LibreOffice/5.4.3.2$Windows_X86_64 LibreOffice_project/92a7159f7e4af62137622921e809f8546db437e5</meta:generator>
    <meta:document-statistic meta:object-count="67"/>
  </office:meta>
</office:document-meta>
</file>